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64513521569654273" text:style-name="L1">
        <text:list-item>
          <text:p text:style-name="P1">Welche Funktionalitäten soll die Applikation erfüllen:</text:p>
          <text:p text:style-name="P1">- Produkte und deren vefügbare Anzahl sollen persistent gespeichert werden</text:p>
          <text:p text:style-name="P1">- Der Nutzer kann Produkte mit bestimmter Anzahl <text:s/>zu einer Bestellung hinzufügen</text:p>
          <text:p text:style-name="P1">- Der Nutzer kann einen KeksTyp zur Auswahl hinzufügen</text:p>
          <text:list>
            <text:list-header>
              <text:p text:style-name="P1">&gt; Fehler: Anzahl ist null</text:p>
              <text:p text:style-name="P1">&gt; Fehler: Name ist schon vorhanden</text:p>
            </text:list-header>
          </text:list>
          <text:p text:style-name="P1">- Der Nutzer kann einen Kekstyp komplett löschen</text:p>
          <text:p text:style-name="P1">- Daten müssen bei Löschen, Hinzufügen und Bestellen aktualisiert werden</text:p>
          <text:p text:style-name="P1">- Bestellung wird vor Abschicken geprüft, ob Produkte noch vorhanden sind</text:p>
          <text:list text:continue-numbering="true">
            <text:list-header>
              <text:p text:style-name="P1">&gt; App wird von mehreren Nutzern gleichzeitig benutzt ! </text:p>
              <text:p text:style-name="P1">&gt; Fehler: Produkt wurde komplett gelöscht</text:p>
              <text:p text:style-name="P1">&gt; Fehler: Anzahl nicht mehr vorhanden</text:p>
              <text:p text:style-name="P1">&gt; Fehler: Namensfeld leer</text:p>
              <text:p text:style-name="P1">&gt; Fehler: Bestellung ist leer</text:p>
            </text:list-header>
          </text:list>
        </text:list-item>
      </text:list>
      <text:p text:style-name="Standard"><text:tab/>- Bestellung muss gespeichert werden und enthält liste mit anzahl und id der kekse</text:p>
      <text:list xml:id="list374304037327654922" text:style-name="L2">
        <text:list-item>
          <text:list>
            <text:list-item>
              <text:p text:style-name="P2">die view muss auf alle Kekse und auf einzelnen Keks mit Id zugreifen können</text:p>
            </text:list-item>
          </text:list>
        </text:list-item>
      </text:list>
      <text:p text:style-name="Standard"/>
      <text:p text:style-name="Standard"/>
      <text:p text:style-name="Standard"><text:tab/>-&gt; Testklasse für die Funktionalitäten schreib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3M13S</meta:editing-duration>
    <meta:editing-cycles>5</meta:editing-cycles>
    <meta:generator>OpenOffice/4.1.1$Win32 OpenOffice.org_project/411m6$Build-9775</meta:generator>
    <dc:date>2017-01-26T18:41:49.03</dc:date>
    <dc:creator>Tobias Gels</dc:creator>
    <meta:document-statistic meta:table-count="0" meta:image-count="0" meta:object-count="0" meta:page-count="1" meta:paragraph-count="17" meta:word-count="143" meta:character-count="911"/>
    <meta:user-defined meta:name="Info 1"/>
    <meta:user-defined meta:name="Info 2"/>
    <meta:user-defined meta:name="Info 3"/>
    <meta:user-defined meta:name="Info 4"/>
  </office:meta>
</office:document-meta>
</file>